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agraph-properties fo:text-align="center"/>
    </style:style>
    <style:style style:name="P4" style:family="paragraph" style:parent-style-name="Heading_20_1">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Heading_20_2">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10" style:family="paragraph">
      <style:text-properties fo:font-weight="bold"/>
    </style:style>
    <style:style style:name="P11"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list-style-name="L3"/>
    <style:style style:name="P15" style:family="paragraph" style:parent-style-name="Text_20_body" style:list-style-name="L4"/>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position="super 58%"/>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draw:marker-start="Double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Doubl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Ultra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_32__20_Dots_20_1_20_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hadowManager</text:h>
      <text:p text:style-name="Standard"/>
      <text:p text:style-name="Standard"/>
      <text:p text:style-name="Standard">High-Level Design Document</text:p>
      <text:p text:style-name="Standard"/>
      <text:p text:style-name="Standard">Michael DeHaan</text:p>
      <text:p text:style-name="Standard">2/15/07</text:p>
      <text:p text:style-name="Standard"/>
      <text:p text:style-name="Standard"/>
      <text:p text:style-name="P1"/>
      <text:h text:style-name="Heading_20_2" text:outline-level="2">Project Goals</text:h>
      <text:p text:style-name="Text_20_body"/>
      <text:p text:style-name="Text_20_body">Create a free, open-source framework for exploring virtual appliance management technology within RHEL and Fedora. <text:s text:c="2"/></text:p>
      <text:p text:style-name="Text_20_body"/>
      <text:p text:style-name="Text_20_body">Advance the concepts presented by Cobbler (provisioning) and Puppet (system recipes).</text:p>
      <text:p text:style-name="Text_20_body"/>
      <text:p text:style-name="Text_20_body">...</text:p>
      <text:p text:style-name="Text_20_body"/>
      <text:h text:style-name="Heading_20_2" text:outline-level="2">Design Goals</text:h>
      <text:p text:style-name="Text_20_body"/>
      <text:p text:style-name="Text_20_body">Make something simple so people will use it</text:p>
      <text:p text:style-name="Text_20_body"/>
      <text:p text:style-name="Text_20_body">Make appliances easy to understand</text:p>
      <text:p text:style-name="Text_20_body"/>
      <text:p text:style-name="Text_20_body">Provide a bare minimum of user widgets, terminology, and concepts.</text:p>
      <text:p text:style-name="Text_20_body"/>
      <text:p text:style-name="Text_20_body">Lorem ipsum something something</text:p>
      <text:p text:style-name="P2"/>
      <text:p text:style-name="Text_20_body"/>
      <text:h text:style-name="Heading_20_2" text:outline-level="2">Terminology Schema</text:h>
      <text:p text:style-name="Text_20_body"><draw:custom-shape text:anchor-type="paragraph" draw:z-index="0" draw:style-name="gr1" draw:text-style-name="P3" svg:width="1.4378in" svg:height="0.7087in" svg:x="5.1827in" svg:y="0.1807in"><text:p text:style-name="P3">Distribution</text:p><draw:enhanced-geometry svg:viewBox="0 0 21600 21600" draw:type="rectangle" draw:enhanced-path="M 0 0 L 21600 0 21600 21600 0 21600 0 0 Z N"/></draw:custom-shape></text:p>
      <text:p text:style-name="Text_20_body"><draw:line text:anchor-type="paragraph" draw:z-index="3" draw:style-name="gr2" draw:text-style-name="P3" svg:x1="4.1201in" svg:y1="0.7657in" svg:x2="5.1827in" svg:y2="0.1811in"><text:p text:style-name="P3">has</text:p></draw:line></text:p>
      <text:p text:style-name="Text_20_body"/>
      <text:p text:style-name="Text_20_body"><draw:custom-shape text:anchor-type="paragraph" draw:z-index="1" draw:style-name="gr1" draw:text-style-name="P3" svg:width="1.2606in" svg:height="0.698in" svg:x="3.1307in" svg:y="0.1398in"><text:p text:style-name="P3">Image Profile</text:p><draw:enhanced-geometry svg:viewBox="0 0 21600 21600" draw:type="rectangle" draw:enhanced-path="M 0 0 L 21600 0 21600 21600 0 21600 0 0 Z N"/></draw:custom-shape></text:p>
      <text:p text:style-name="Text_20_body"><draw:line text:anchor-type="paragraph" draw:z-index="19" draw:style-name="gr3" draw:text-style-name="P3" svg:x1="4.3909in" svg:y1="0.3043in" svg:x2="5.089in" svg:y2="0.8354in"><text:p text:style-name="P3">has</text:p></draw:line></text:p>
      <text:h text:style-name="P4" text:outline-level="1"><draw:custom-shape text:anchor-type="paragraph" draw:z-index="2" draw:style-name="gr1" draw:text-style-name="P3" svg:width="1.9378in" svg:height="0.6016in" svg:x="0.3181in" svg:y="0.4193in"><text:p text:style-name="P3">Machine</text:p><draw:enhanced-geometry svg:viewBox="0 0 21600 21600" draw:type="rectangle" draw:enhanced-path="M 0 0 L 21600 0 21600 21600 0 21600 0 0 Z N"/></draw:custom-shape><draw:line text:anchor-type="paragraph" draw:z-index="4" draw:style-name="gr4" draw:text-style-name="P3" svg:x1="1.4535in" svg:y1="2.6902in" svg:x2="3.5472in" svg:y2="0.211in"><text:p text:style-name="P3">is</text:p></draw:line><draw:line text:anchor-type="paragraph" draw:z-index="13" draw:style-name="gr5" draw:text-style-name="P3" svg:x1="3.4744in" svg:y1="2.439in" svg:x2="3.6618in" svg:y2="0.211in"><text:p text:style-name="P3">is</text:p></draw:line><draw:rect text:anchor-type="paragraph" draw:z-index="18" draw:style-name="gr6" draw:text-style-name="P3" svg:width="1.5315in" svg:height="0.5524in" svg:x="5.089in" svg:y="0.1264in"><text:p text:style-name="P3">Puppet Definition</text:p></draw:rect></text:h>
      <text:p text:style-name="P5"/>
      <text:p text:style-name="P5"><draw:line text:anchor-type="paragraph" draw:z-index="8" draw:style-name="gr3" draw:text-style-name="P3" svg:x1="1.1516in" svg:y1="0.1398in" svg:x2="1.1307in" svg:y2="1.7961in"><text:p text:style-name="P3">has</text:p></draw:line><draw:line text:anchor-type="paragraph" draw:z-index="10" draw:style-name="gr7" draw:text-style-name="P3" svg:x1="1.7138in" svg:y1="0.1264in" svg:x2="4.8492in" svg:y2="0.5756in"><text:p text:style-name="P3">has</text:p></draw:line><draw:line text:anchor-type="paragraph" draw:z-index="17" draw:style-name="gr8" draw:text-style-name="P3" svg:x1="1.4535in" svg:y1="0.1264in" svg:x2="2.787in" svg:y2="2.8862in"><text:p text:style-name="P3">realizes</text:p><text:p text:style-name="P3"/></draw:line></text:p>
      <text:p text:style-name="P5"><draw:rect text:anchor-type="paragraph" draw:z-index="9" draw:style-name="gr6" draw:text-style-name="P3" svg:width="1.9689in" svg:height="0.6669in" svg:x="4.7764in" svg:y="0.0244in"><text:p text:style-name="P3">Deployment</text:p></draw:rect></text:p>
      <text:p text:style-name="P5"/>
      <text:p text:style-name="P5"><draw:line text:anchor-type="paragraph" draw:z-index="11" draw:style-name="gr9" draw:text-style-name="P3" svg:x1="4.339in" svg:y1="1.0217in" svg:x2="5.4433in" svg:y2="0.0646in"><text:p text:style-name="P3">has</text:p><text:p text:style-name="P3"/></draw:line><draw:line text:anchor-type="paragraph" draw:z-index="15" draw:style-name="gr10" draw:text-style-name="P3" svg:x1="5.7764in" svg:y1="1.9083in" svg:x2="5.8075in" svg:y2="0.0646in"><text:p text:style-name="P3">realizes</text:p></draw:line></text:p>
      <text:p text:style-name="P5"/>
      <text:p text:style-name="P5"><draw:rect text:anchor-type="paragraph" draw:z-index="12" draw:style-name="gr6" draw:text-style-name="P3" svg:width="1.6043in" svg:height="0.6567in" svg:x="2.7035in" svg:y="-0.0201in"><text:p text:style-name="P3">Virt Image Profile</text:p></draw:rect></text:p>
      <text:p text:style-name="P5"><draw:rect text:anchor-type="paragraph" draw:z-index="7" draw:style-name="gr6" draw:text-style-name="P3" svg:width="1.948in" svg:height="0.6252in" svg:x="0.2972in" svg:y="-0.0835in"><text:p text:style-name="P3">Bare-metal Image Profile</text:p></draw:rect></text:p>
      <text:p text:style-name="P5"><draw:line text:anchor-type="paragraph" draw:z-index="5" draw:style-name="gr11" draw:text-style-name="P3" svg:x1="1.1201in" svg:y1="0.2283in" svg:x2="1.089in" svg:y2="2.4457in"><text:p text:style-name="P3">is</text:p></draw:line></text:p>
      <text:p text:style-name="P5"/>
      <text:p text:style-name="P5"><draw:rect text:anchor-type="paragraph" draw:z-index="16" draw:style-name="gr6" draw:text-style-name="P3" svg:width="1.865in" svg:height="0.7504in" svg:x="2.5992in" svg:y="0.0673in"><text:p text:style-name="P3">Bare Metal Appliance Instance</text:p></draw:rect><draw:custom-shape text:anchor-type="paragraph" draw:z-index="14" draw:style-name="gr1" draw:text-style-name="P3" svg:width="1.9689in" svg:height="0.7398in" svg:x="4.7453in" svg:y="0.0291in"><text:p text:style-name="P3">Virtual Appliance Instance</text:p><draw:enhanced-geometry svg:viewBox="0 0 21600 21600" draw:type="rectangle" draw:enhanced-path="M 0 0 L 21600 0 21600 21600 0 21600 0 0 Z N"/></draw:custom-shape></text:p>
      <text:p text:style-name="P5"/>
      <text:p text:style-name="P5"><draw:line text:anchor-type="paragraph" draw:z-index="21" draw:style-name="gr12" draw:text-style-name="P3" svg:x1="3.2661in" svg:y1="0.1909in" svg:x2="4.1933in" svg:y2="0.9638in"><text:p text:style-name="P3">might be</text:p></draw:line><draw:line text:anchor-type="paragraph" draw:z-index="22" draw:style-name="gr13" draw:text-style-name="P3" svg:x1="4.6929in" svg:y1="0.9642in" svg:x2="5.6929in" svg:y2="0.1425in"><text:p text:style-name="P3">might be</text:p></draw:line></text:p>
      <text:p text:style-name="P5"/>
      <text:p text:style-name="P5"><draw:rect text:anchor-type="paragraph" draw:z-index="6" draw:style-name="gr6" draw:text-style-name="P3" svg:width="1.8335in" svg:height="0.615in" svg:x="0.4118in" svg:y="-0.0047in"><text:p text:style-name="P3">Container Image Profile</text:p></draw:rect></text:p>
      <text:p text:style-name="P5"><draw:rect text:anchor-type="paragraph" draw:z-index="20" draw:style-name="gr6" draw:text-style-name="P3" svg:width="2.115in" svg:height="0.698in" svg:x="3.4638in" svg:y="0.0244in"><text:p text:style-name="P3">Node</text:p></draw:rect></text:p>
      <text:p text:style-name="P5"/>
      <text:p text:style-name="P5"/>
      <text:h text:style-name="P6" text:outline-level="2">Terminology Schema, In Words</text:h>
      <text:p text:style-name="P7"/>
      <text:p text:style-name="P7">Image Profiles are specifications on how to build an appliance. <text:s text:c="2"/>They at minimum contain some puppet manifest information, some metadata (version and vendor info, name, etc), and a reference to the distribution that is associated with it (like FC7).</text:p>
      <text:p text:style-name="P7"/>
      <text:p text:style-name="P8">Image Profiles can be installed either on machines (i.e. Bare metal appliances) or onto other appliances called container images (container images are, themselves, bare metal appliances). <text:s text:c="3"/>Deploying an image profile onto an already running container image is called a deployment. <text:s/></text:p>
      <text:p text:style-name="P8"/>
      <text:p text:style-name="P8"/>
      <text:p text:style-name="P9"/>
      <text:p text:style-name="P5"/>
      <text:h text:style-name="Heading_20_2" text:outline-level="2">Database Schema</text:h>
      <text:p text:style-name="Text_20_body"/>
      <text:p text:style-name="Text_20_body"><draw:rect text:anchor-type="paragraph" draw:z-index="26" draw:style-name="gr6" draw:text-style-name="P3" svg:width="1.7295in" svg:height="0.8858in" svg:x="1.8909in" svg:y="-0.0673in"><text:p text:style-name="P3">Distribution</text:p></draw:rect></text:p>
      <text:p text:style-name="Text_20_body"><draw:line text:anchor-type="paragraph" draw:z-index="38" draw:style-name="gr14" draw:text-style-name="P3" svg:x1="4.5264in" svg:y1="4.9945in" svg:x2="4.5264in" svg:y2="3.1819in"><text:p/></draw:line><draw:line text:anchor-type="paragraph" draw:z-index="37" draw:style-name="gr14" draw:text-style-name="P3" svg:x1="4.7035in" svg:y1="4.9941in" svg:x2="5.7555in" svg:y2="1.5984in"><text:p/></draw:line><draw:line text:anchor-type="paragraph" draw:z-index="36" draw:style-name="gr15" draw:text-style-name="P3" svg:x1="2.3701in" svg:y1="1.6508in" svg:x2="4.3909in" svg:y2="4.9945in"><text:p/></draw:line><draw:line text:anchor-type="paragraph" draw:z-index="35" draw:style-name="gr16" draw:text-style-name="P3" svg:x1="3.0264in" svg:y1="5.2339in" svg:x2="3.6409in" svg:y2="5.2339in"><text:p/></draw:line><draw:custom-shape text:anchor-type="paragraph" draw:z-index="34" draw:style-name="gr17" draw:text-style-name="P3" svg:width="1.9276in" svg:height="0.8232in" svg:x="3.6409in" svg:y="4.9945in"><text:p text:style-name="P3">Event</text:p><draw:enhanced-geometry svg:viewBox="0 0 21600 21600" draw:type="rectangle" draw:enhanced-path="M 0 0 L 21600 0 21600 21600 0 21600 0 0 Z N"/></draw:custom-shape><draw:line text:anchor-type="paragraph" draw:z-index="33" draw:style-name="gr18" draw:text-style-name="P3" svg:x1="4.1516in" svg:y1="2.2756in" svg:x2="5.0161in" svg:y2="1.5984in"><text:p/></draw:line><draw:line text:anchor-type="paragraph" draw:z-index="32" draw:style-name="gr16" draw:text-style-name="P3" svg:x1="2.6618in" svg:y1="1.6402in" svg:x2="4.0992in" svg:y2="2.2756in"><text:p/></draw:line><draw:rect text:anchor-type="paragraph" draw:z-index="31" draw:style-name="gr6" draw:text-style-name="P3" svg:width="1.7189in" svg:height="0.9067in" svg:x="3.3909in" svg:y="2.2756in"><text:p text:style-name="P3">Deployment</text:p><text:p text:style-name="P3">(virtual)</text:p></draw:rect><draw:line text:anchor-type="paragraph" draw:z-index="30" draw:style-name="gr16" draw:text-style-name="P3" svg:x1="3.1098in" svg:y1="1.2236in" svg:x2="4.1516in" svg:y2="1.2236in"><text:p/></draw:line><draw:line text:anchor-type="paragraph" draw:z-index="29" draw:style-name="gr18" draw:text-style-name="P3" svg:x1="2.5055in" svg:y1="0.911in" svg:x2="2.9744in" svg:y2="0.5047in"><text:p/></draw:line><draw:line text:anchor-type="paragraph" draw:z-index="28" draw:style-name="gr14" draw:text-style-name="P3" svg:x1="2.1823in" svg:y1="4.2236in" svg:x2="2.172in" svg:y2="4.9217in"><text:p/></draw:line><draw:rect text:anchor-type="paragraph" draw:z-index="27" draw:style-name="gr6" draw:text-style-name="P3" svg:width="1.7815in" svg:height="0.9276in" svg:x="1.2453in" svg:y="4.8382in"><text:p text:style-name="P3">User</text:p></draw:rect><draw:rect text:anchor-type="paragraph" draw:z-index="25" draw:style-name="gr6" draw:text-style-name="P3" svg:width="1.7921in" svg:height="0.7087in" svg:x="4.1516in" svg:y="0.8902in"><text:p text:style-name="P3">Machine</text:p><text:p text:style-name="P3">(bare-metal)</text:p></draw:rect><draw:rect text:anchor-type="paragraph" draw:z-index="24" draw:style-name="gr6" draw:text-style-name="P3" svg:width="1.8752in" svg:height="0.813in" svg:x="1.1827in" svg:y="3.411in"><text:p text:style-name="P3">Task</text:p></draw:rect><draw:rect text:anchor-type="paragraph" draw:z-index="23" draw:style-name="gr6" draw:text-style-name="P3" svg:width="1.8543in" svg:height="0.7398in" svg:x="1.2555in" svg:y="0.911in"><text:p text:style-name="P3">Image Profile</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Database Schema, Words</text:h>
      <text:p text:style-name="Text_20_body"/>
      <text:p text:style-name="Text_20_body">An attempt to explain some of the things that are not readily apparent by looking at the schema pictures...</text:p>
      <text:p text:style-name="Text_20_body"/>
      <text:p text:style-name="Text_20_body">A distribution is the base unit of all things. <text:s/>Shadow Manager must be told what it's distributions are, prior to adding image profiles. <text:s text:c="2"/>More can be added later, but it must start with at least one or nothing can be done. <text:s/>FC6 is a distribution, and SM knows how to rsync it and stick a record if it in the database.</text:p>
      <text:p text:style-name="Text_20_body"/>
      <text:p text:style-name="Text_20_body">Image profiles contain information about puppet manifests, metadata, and references to which distributions they can use. <text:s text:c="3"/>Image import might be through the WUI or another tool. <text:s text:c="2"/>Users should could get definitions off the Internet, and SM will likely ship with a few distribution examples. <text:s/>ISVs can also create some.</text:p>
      <text:p text:style-name="Text_20_body"/>
      <text:p text:style-name="Text_20_body">Once SM has some image profiles, it's time to describe to SM what machines it has in it's pool – these are machines that can be used for installing appliances on. <text:s text:c="2"/>Every machine must have an image, and that image can be a baremetal appliance or a container image (an image that can host multiple appliances). <text:s text:c="2"/></text:p>
      <text:p text:style-name="Text_20_body"/>
      <text:p text:style-name="Text_20_body">Every deployment (a “deployment” in SM lingo implicitly means a virtual deployment) must have an image and a machine, and that machine must be running a container image. <text:s text:c="3"/>The image also must be marked as an image that can be installed virtually, some images may be marked as bare-metal only. <text:s/>An example of this is that you can't install a container image as a virtual deployment – there is no dom0 + domU hybrid kernel.</text:p>
      <text:p text:style-name="Text_20_body"/>
      <text:p text:style-name="Text_20_body">Tasks are separate from all of this, and represent “real work” the backend needs to do, not just a record of things it knows about. <text:s text:c="2"/>Taskatron (discussed later) mines the task queue and fires off tasks. <text:s text:c="2"/></text:p>
      <text:p text:style-name="Text_20_body"/>
      <text:p text:style-name="Text_20_body">Users are mostly self explanatory. <text:s text:c="2"/>Right now they are just username/passwords and there isn't an access level concept.</text:p>
      <text:p text:style-name="Text_20_body"/>
      <text:p text:style-name="Text_20_body">When event logging is supported, it may contain references as to the user who did something, i.e. “Bob migrated this server”, in addition to things the system decided to do on it's own.</text:p>
      <text:h text:style-name="Heading_20_2" text:outline-level="2">Basic Architecture</text:h>
      <text:p text:style-name="Text_20_body"/>
      <text:p text:style-name="Text_20_body"><draw:line text:anchor-type="paragraph" draw:z-index="66" draw:style-name="gr19" draw:text-style-name="P3" svg:x1="0.3701in" svg:y1="0.1319in" svg:x2="6.8283in" svg:y2="0.1319in"><text:p/></draw:line></text:p>
      <text:p text:style-name="Text_20_body"><draw:frame text:anchor-type="paragraph" draw:z-index="67" draw:style-name="gr20" draw:text-style-name="P10" svg:width="1.563in" svg:height="0.3543in" svg:x="4.5472in" svg:y="0.2772in"><draw:text-box><text:p><text:span text:style-name="T1">CLIENT</text:span></text:p></draw:text-box></draw:frame></text:p>
      <text:p text:style-name="Text_20_body"><draw:frame text:anchor-type="paragraph" draw:z-index="65" draw:style-name="gr21" draw:text-style-name="P10" svg:width="1.063in" svg:height="0.5941in" svg:x="5.5992in" svg:y="2.9953in"><draw:text-box><text:p><text:span text:style-name="T1">SERVER</text:span></text:p></draw:text-box></draw:frame><draw:frame text:anchor-type="paragraph" draw:z-index="64" draw:style-name="gr22" draw:text-style-name="P10" svg:width="0.9378in" svg:height="0.7823in" svg:x="5.6098in" svg:y="4.9638in"><draw:text-box><text:p><text:span text:style-name="T1">NODES (daemon + sm_register)</text:span></text:p></draw:text-box></draw:frame><draw:line text:anchor-type="paragraph" draw:z-index="63" draw:style-name="gr23" draw:text-style-name="P3" svg:x1="3.4535in" svg:y1="6.8701in" svg:x2="4.537in" svg:y2="4.4327in"><text:p/></draw:line><draw:line text:anchor-type="paragraph" draw:z-index="62" draw:style-name="gr23" draw:text-style-name="P3" svg:x1="6.3909in" svg:y1="7.0472in" svg:x2="5.0264in" svg:y2="4.4327in"><text:p/></draw:line><draw:line text:anchor-type="paragraph" draw:z-index="61" draw:style-name="gr23" draw:text-style-name="P3" svg:x1="5.0264in" svg:y1="7.0472in" svg:x2="4.7035in" svg:y2="4.4327in"><text:p/></draw:line><draw:line text:anchor-type="paragraph" draw:z-index="60" draw:style-name="gr23" draw:text-style-name="P3" svg:x1="5.1201in" svg:y1="5.7555in" svg:x2="4.8909in" svg:y2="4.4327in"><text:p/></draw:line><draw:rect text:anchor-type="paragraph" draw:z-index="59" draw:style-name="gr6" draw:text-style-name="P3" svg:width="0.948in" svg:height="0.3961in" svg:x="5.6516in" svg:y="7.0472in"><text:p text:style-name="P3">Appliance</text:p></draw:rect><draw:rect text:anchor-type="paragraph" draw:z-index="58" draw:style-name="gr6" draw:text-style-name="P3" svg:width="1.0524in" svg:height="0.3858in" svg:x="4.6201in" svg:y="7.0472in"><text:p text:style-name="P3">Appliance</text:p></draw:rect><draw:rect text:anchor-type="paragraph" draw:z-index="57" draw:style-name="gr6" draw:text-style-name="P3" svg:width="1.9795in" svg:height="1.2921in" svg:x="4.6201in" svg:y="5.7555in"><text:p text:style-name="P3">Container Appliance</text:p></draw:rect><draw:rect text:anchor-type="paragraph" draw:z-index="56" draw:style-name="gr6" draw:text-style-name="P3" svg:width="0.7504in" svg:height="0.5004in" svg:x="3.1618in" svg:y="6.8701in"><text:p text:style-name="P3">Appliance</text:p></draw:rect><draw:line text:anchor-type="paragraph" draw:z-index="55" draw:style-name="gr24" draw:text-style-name="P3" svg:x1="2.089in" svg:y1="7.3701in" svg:x2="6.5992in" svg:y2="3.8181in"><text:p/></draw:line><draw:line text:anchor-type="paragraph" draw:z-index="54" draw:style-name="gr23" draw:text-style-name="P3" svg:x1="1.7138in" svg:y1="5.6409in" svg:x2="2.8283in" svg:y2="4.8909in"><text:p/></draw:line><draw:line text:anchor-type="paragraph" draw:z-index="53" draw:style-name="gr23" draw:text-style-name="P3" svg:x1="3.5055in" svg:y1="4.1827in" svg:x2="3.9744in" svg:y2="3.8492in"><text:p/></draw:line><draw:line text:anchor-type="paragraph" draw:z-index="52" draw:style-name="gr23" draw:text-style-name="P3" svg:x1="1.7244in" svg:y1="3.8181in" svg:x2="2.8909in" svg:y2="4.1827in"><text:p/></draw:line><draw:rect text:anchor-type="paragraph" draw:z-index="51" draw:style-name="gr6" draw:text-style-name="P3" svg:width="1.2087in" svg:height="0.5835in" svg:x="4.1307in" svg:y="3.8492in"><text:p text:style-name="P3">Msgbus or RPC</text:p></draw:rect><draw:line text:anchor-type="paragraph" draw:z-index="50" draw:style-name="gr23" draw:text-style-name="P3" svg:x1="4.589in" svg:y1="2.6827in" svg:x2="5.3807in" svg:y2="1.5992in"><text:p/></draw:line><draw:rect text:anchor-type="paragraph" draw:z-index="49" draw:style-name="gr6" draw:text-style-name="P3" svg:width="1.8441in" svg:height="0.3024in" svg:x="3.5055in" svg:y="2.7453in"><text:p text:style-name="P3">XMLRPC</text:p></draw:rect><draw:rect text:anchor-type="paragraph" draw:z-index="48" draw:style-name="gr6" draw:text-style-name="P3" svg:width="1.9587in" svg:height="1.063in" svg:x="4.2972in" svg:y="0.5366in"><text:p text:style-name="P3">Your Favorite App Here</text:p></draw:rect><draw:line text:anchor-type="paragraph" draw:z-index="47" draw:style-name="gr23" draw:text-style-name="P3" svg:x1="2.172in" svg:y1="2.1307in" svg:x2="4.2866in" svg:y2="2.7764in"><text:p/></draw:line><draw:rect text:anchor-type="paragraph" draw:z-index="46" draw:style-name="gr6" draw:text-style-name="P3" svg:width="1.6358in" svg:height="0.8024in" svg:x="0.9327in" svg:y="1.2453in"><text:p text:style-name="P3">CLI</text:p></draw:rect><draw:line text:anchor-type="paragraph" draw:z-index="45" draw:style-name="gr23" draw:text-style-name="P3" svg:x1="2.2346in" svg:y1="0.8283in" svg:x2="4.3598in" svg:y2="2.7764in"><text:p/></draw:line><draw:rect text:anchor-type="paragraph" draw:z-index="44" draw:style-name="gr6" draw:text-style-name="P3" svg:width="2.8335in" svg:height="0.6776in" svg:x="0.9638in" svg:y="0.1516in"><text:p text:style-name="P3">WUI (Rails/MVC)</text:p></draw:rect><draw:line text:anchor-type="paragraph" draw:z-index="43" draw:style-name="gr25" draw:text-style-name="P3" svg:x1="0.1827in" svg:y1="2.4638in" svg:x2="6.6201in" svg:y2="2.4638in"><text:p/></draw:line><draw:rect text:anchor-type="paragraph" draw:z-index="42" draw:style-name="gr6" draw:text-style-name="P3" svg:width="1.7504in" svg:height="0.7087in" svg:x="1.9429in" svg:y="4.1827in"><text:p text:style-name="P3">Common modules</text:p></draw:rect><draw:custom-shape text:anchor-type="paragraph" draw:z-index="41" draw:style-name="gr1" draw:text-style-name="P3" svg:width="1.0732in" svg:height="1.6358in" svg:x="1.2138in" svg:y="5.4016in"><text:p text:style-name="P3">DB</text:p><text:p text:style-name="P3">sqlite -&gt;</text:p><text:p text:style-name="P3">Postgre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40" draw:style-name="gr6" draw:text-style-name="P3" svg:width="1.8543in" svg:height="0.8858in" svg:x="3.5055in" svg:y="2.9638in"><text:p text:style-name="P3">Shadow Service</text:p></draw:rect><draw:rect text:anchor-type="paragraph" draw:z-index="39" draw:style-name="gr6" draw:text-style-name="P3" svg:width="1.5524in" svg:height="0.8441in" svg:x="1.0472in" svg:y="2.9744in"><text:p text:style-name="P3">Taskatron (if needed?)</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
      <text:h text:style-name="Heading_20_2" text:outline-level="2">Basic Architecture, In Words</text:h>
      <text:p text:style-name="P7"/>
      <text:p text:style-name="P7">Shadow Manager is an ecosystem, not a single app.</text:p>
      <text:p text:style-name="P7"/>
      <text:p text:style-name="P7">The backend modules and services (2 of them – the main service, Shadow.py, and the task engine, taskatron.py) are written in Python.</text:p>
      <text:p text:style-name="P7"/>
      <text:p text:style-name="P7"><text:span text:style-name="T2">The WUI </text:span>is written in Rails. <text:s/>Why a different language? <text:s/>It forces us to make a API that works. <text:s/>Rails doesn't hit the DB, and it does not use ActiveRecord. <text:s/>It does XML-RPC to Shadow.py. <text:s text:c="2"/></text:p>
      <text:p text:style-name="P7"/>
      <text:p text:style-name="P7">Will there be other clients? <text:s text:c="2"/>Absolutely. <text:s text:c="3"/>Anything and everything is welcome. <text:s/>CLI tools for sysadmins are a major priority, and if RHN or a 3<text:span text:style-name="T3">rd</text:span> party management app wants to integrate, that should be possible. <text:s text:c="2"/>The API needs to be well documented and public.</text:p>
      <text:p text:style-name="P7"/>
      <text:p text:style-name="P7"><text:span text:style-name="T2">The Central Server</text:span> is currently using sqlite during development, though we want to also support (or support instead) Postgres in production.</text:p>
      <text:p text:style-name="P7"/>
      <text:p text:style-name="P7">We call <text:span text:style-name="T2">nodes</text:span> any appliance or machine out there that is provisioned and managed. <text:s/>They can be virtual or not virtual. <text:s text:c="2"/>Machines that aren't provisioned yet (and don't have node daemons on them) are still called nodes. <text:s text:c="3"/>Collectively, all of the nodes can be called “The Farm”. <text:s/></text:p>
      <text:p text:style-name="P7"/>
      <text:p text:style-name="P7">The <text:span text:style-name="T2">node daemons</text:span> will be also written in Python and will talk with the Central Server daemon (shadow.py) over a message bus. <text:s/>Node daemons will deal with requests from the CS to do things like start/stop nodes, re-provision themselves, or report limited status information. <text:s/>Node configurations will be managed via puppet, out of band from the node daemon.</text:p>
      <text:p text:style-name="P7"/>
      <text:p text:style-name="P7">When nodes are provisioned, they will run a registration tool that gives inventory and capability information to the Central Server which will be stored in the DB. <text:s text:c="2"/>This node registration tool will also use the message bus.</text:p>
      <text:p text:style-name="P7"/>
      <text:p text:style-name="P7"/>
      <text:h text:style-name="Heading_20_2" text:outline-level="2">How Puppet Integration Works</text:h>
      <text:p text:style-name="P7"/>
      <text:p text:style-name="P7">See <text:s/>also: <text:s/>Image Import Section</text:p>
      <text:p text:style-name="P7"/>
      <text:p text:style-name="P7">By default, puppetmaster gets all configuration information from the manifest, a file specified in the puppet configuration. Application or appliance-specific manifest segments are included in the main site-wide manifest file. Although the manifest may also include node-to-class mappings, this mapping can also be provided by a separate program specified in the puppet configuration. sm_get_puppet_node.py <text:s/>generates a list of puppet classes for a given node by accessing the <text:s/>backend Python service modules directly (as opposed to going through the XMLRPC API). Since the Python modules are being called directly, puppetmaster and the SM backend service must be run on the same host – if remote operation is required at some point, sm_get_puppet_nodes could be rewritten to use the XMLRPC api.</text:p>
      <text:p text:style-name="P7">The puppet node-to-class mapping is maintained internally by Shadow Manager. Each image profile maintains the default list of default puppet classes for any node (Machine or Deployment) associated with that image. In addition, this can be overridden on a per-node basis. For both Machines and Deployments, puppet classes can be added or removed from the default list.</text:p>
      <text:p text:style-name="P7">The backend api accessed by sm_get_puppet_node works as follows. Puppetmaster will invoke sm_get_puppet_node with a specific node name (hostname). The list of machines will be queried to determine whether there's a machine with a matching address. If there is, the default puppet classes for that machine's image will be taken, modified as appropriate from the per-machine overrides, and this list of puppet classes will be returned. If there are no matching machines, the deployments will be checked (FIXME: once deployments have hostname/address metadata added) and the same process will be followed.</text:p>
      <text:p text:style-name="P7">In order to tell puppetmaster to use sm_get_puppet_node.py, the following line should be added to the '[puppet]' section of /etc/puppet/puppetmasterd.conf:</text:p>
      <text:p text:style-name="P7"><text:s text:c="4"/>external_nodes = /installed/path/to/sm_get_puppet_node.py</text:p>
      <text:p text:style-name="P7">Most of the server side puppet setup can be done by the sm_import tool (which may eventually have a WUI equivalent around it). </text:p>
      <text:p text:style-name="P7">Initial startup/certificate generation is described in the registration section below.</text:p>
      <text:p text:style-name="P7">Individual running instances will check in with Puppet directly, independent of the node daemons.</text:p>
      <text:p text:style-name="P7"/>
      <text:p text:style-name="P7"/>
      <text:h text:style-name="P6" text:outline-level="2">How Image Profile Importing Works</text:h>
      <text:p text:style-name="P7"/>
      <text:p text:style-name="P7">A user can get some appliance definitions with SM when they install it, though hopefully they will do one or more of the following:</text:p>
      <text:p text:style-name="P7"/>
      <text:list text:style-name="L2">
        <text:list-item>
          <text:p text:style-name="P12">Create their own</text:p>
        </text:list-item>
        <text:list-item>
          <text:p text:style-name="P12">Purchase one from an ISV</text:p>
        </text:list-item>
        <text:list-item>
          <text:p text:style-name="P12">Download one contributed by another user who shared it on the Internet somewhere</text:p>
        </text:list-item>
      </text:list>
      <text:p text:style-name="P7"/>
      <text:p text:style-name="P7"/>
      <text:p text:style-name="P7">Image profiles should be a self-contained tarball with the following directory structure:</text:p>
      <text:p text:style-name="P7"><text:tab/>profilename/profile.xml – includes metadata needed for adding to SM database.</text:p>
      <text:p text:style-name="P7"><text:tab/>profilename/manifests/*.pp <text:s/>-- includes puppet manifests, can be named anything</text:p>
      <text:p text:style-name="P7"><text:tab/>profilename/files/* -- includes data files referenced by manifests</text:p>
      <text:p text:style-name="P7"><text:tab/>profilename/templates/* -- includes templates referenced by manifests</text:p>
      <text:p text:style-name="P7"/>
      <text:p text:style-name="P7">Each execution of the sm_import tool will do the following:</text:p>
      <text:p text:style-name="P7"/>
      <text:p text:style-name="P7"><text:tab/>Use the XML data to insert a row into the images database IF it's not already imported</text:p>
      <text:p text:style-name="P7"><text:tab/><text:tab/>NOTE: what should happen if it's imported already? Ignore it or update the row?</text:p>
      <text:p text:style-name="P7"><text:tab/>Import the manifests to /var/lib/shadowmanager/profiles/$image-id/manifests/*</text:p>
      <text:p text:style-name="P7"><text:tab/>Import the data files to /var/lib/shadowmanager/profiles/$image-id/data/*</text:p>
      <text:p text:style-name="P7"><text:tab/>Update the site-wide puppet manifest as necessary</text:p>
      <text:p text:style-name="P7"><text:tab/>Update the puppet fileserver configuration as necessary</text:p>
      <text:p text:style-name="P7"/>
      <text:p text:style-name="P7">The puppet integration is somewhat dependent upon how the puppet module functionality is put in place. The puppet bits above are very similar to the proposed puppet module design.</text:p>
      <text:p text:style-name="P7">NOTE: <text:s/>this can only be run after the initial “shadow import”, because distributions are needed in order to import image profiles.</text:p>
      <text:p text:style-name="P7"/>
      <text:h text:style-name="P6" text:outline-level="2">How Registration Works</text:h>
      <text:p text:style-name="P13"/>
      <text:p text:style-name="P7">FIXME: <text:s text:c="2"/>Incomplete and probably wrong in a few places, please correct...</text:p>
      <text:p text:style-name="P7"/>
      <text:p text:style-name="P7">Registration token values get created when a new machine or deployment is added in the WUI (in which case, the initial values for the machine only contain the image it will run and it's MAC address for PXE) or when a registration token, unaffiliated with a machine, is created. <text:s text:c="2"/>Registration tokens are used in lieu of usernames/passwords when registering a box and only allow certain functions on the backend (dealing with registration) to be called.</text:p>
      <text:p text:style-name="P7"/>
      <text:p text:style-name="P7">The registration tool is invoked on the client either by kickstart (PXE) or directly (manual enslavement).</text:p>
      <text:p text:style-name="P7"/>
      <text:p text:style-name="P7">Syntax is roughly equivalent to:</text:p>
      <text:p text:style-name="P7"/>
      <text:p text:style-name="P7">sm_register $regtoken --reprovision</text:p>
      <text:p text:style-name="P7"/>
      <text:p text:style-name="P7">If the registration token is affiliated with an image, the following will happen:</text:p>
      <text:p text:style-name="P7"/>
      <text:p text:style-name="P7"><text:tab/>-- registration script collects inventory details/capabilities </text:p>
      <text:p text:style-name="P7"><text:tab/>-- script makes RPC call to server to add/update the machine table</text:p>
      <text:p text:style-name="P7"><text:tab/>-- the server will also generate a per-system kickstart at this time.</text:p>
      <text:p text:style-name="P7"><text:tab/>-- the server calls cobbler_sync</text:p>
      <text:p text:style-name="P7"><text:tab/>-- registration script invokes koan –replace-self –system=MAC_ADDRESS</text:p>
      <text:p text:style-name="P7"><text:tab/>-- the kickstart generated contains a call to ....</text:p>
      <text:p text:style-name="P7"><text:tab/><text:tab/>sm_register $regtoken –update</text:p>
      <text:p text:style-name="P7"/>
      <text:p text:style-name="P7">Once called from the kickstart (sm_register $regtoken --update), registration token does the following:</text:p>
      <text:p text:style-name="P7"/>
      <text:p text:style-name="P7"><text:tab/>-- updates inventory details/capabilities (and possibly sets an “I'm ready” flag)</text:p>
      <text:p text:style-name="P7"><text:tab/>-- configures and starts puppetd to request cert</text:p>
      <text:p text:style-name="P7"><text:tab/>-- makes XMLRPC call to server (server runs puppetca to make cert)</text:p>
      <text:p text:style-name="P7"><text:tab/>-- other configuration as needed</text:p>
      <text:p text:style-name="P7"/>
      <text:p text:style-name="P7">NOTE: <text:s text:c="2"/>it would be nice if kickstarts also contained a start-done flag, similar to what cobbler does, so we can tell when it's safe to call cobbler_sync. <text:s text:c="2"/>This may negatively affect parallelism during deployment.</text:p>
      <text:h text:style-name="P6" text:outline-level="2">How <text:s/>Initial Setup of ShadowManager works</text:h>
      <text:h text:style-name="Heading_20_2" text:outline-level="2"/>
      <text:p text:style-name="Text_20_body">ShadowManager uses Cobbler for it's provisioning support. <text:s text:c="2"/>The users do not have to configure Cobbler, shadowmanager configures cobbler.</text:p>
      <text:p text:style-name="Text_20_body"/>
      <text:p text:style-name="Text_20_body">When Shadowmanager's backend is first installed, the process is as follows:</text:p>
      <text:list text:style-name="L3">
        <text:list-item>
          <text:p text:style-name="P14">User edits /var/lib/shadowmanager/settings to taste</text:p>
        </text:list-item>
        <text:list-item>
          <text:p text:style-name="P14">One of these settings is a list of rsync mirrors to copy distribution trees from</text:p>
        </text:list-item>
        <text:list-item>
          <text:p text:style-name="P14">User runs “shadow.py import” to rsync one or more distributions, this step CAN be repeated later to add more.</text:p>
        </text:list-item>
        <text:list-item>
          <text:p text:style-name="P14">SM then automatically configures cobbler and user does not run any cobbler commands again.</text:p>
        </text:list-item>
        <text:list-item>
          <text:p text:style-name="P14">User can then start using the WUI</text:p>
        </text:list-item>
      </text:list>
      <text:p text:style-name="Text_20_body"/>
      <text:p text:style-name="Text_20_body">This is to say that SM uses Cobbler as a library, and that the SM central server is intended to be a dedicated box.</text:p>
      <text:p text:style-name="Text_20_body"/>
      <text:p text:style-name="Text_20_body">When adding machines or images (but not deployments) through the WUI, the provisioning module (modules/provisioning.py) is called to first (A) map the SM database into the cobbler database, and (B) run the cobbler sync command. <text:s/></text:p>
      <text:p text:style-name="Text_20_body">From there, any machine is set up to PXE via cobbler, or can manually check in and reprovision via registration. <text:s text:c="4"/>Deployments (which are virtual) are to be invoked by the node daemon, who will run koan on the remote machine when receiving the appropriate command over the message bus.</text:p>
      <text:p text:style-name="P7"/>
      <text:p text:style-name="P7"/>
      <text:p text:style-name="P7"/>
      <text:p text:style-name="P7"/>
      <text:p text:style-name="P7"/>
      <text:h text:style-name="Heading_20_2" text:outline-level="2">Packaging And Setup</text:h>
      <text:h text:style-name="Heading_20_2" text:outline-level="2"/>
      <text:p text:style-name="Text_20_body">SERVER RPMS:</text:p>
      <text:list text:style-name="L4">
        <text:list-item>
          <text:p text:style-name="P15">shadowmanager-wui <text:s/>(could be installed on another box, technically...)</text:p>
        </text:list-item>
        <text:list-item>
          <text:p text:style-name="P15">shadowmanager-backend: <text:s text:c="2"/>Taskatron and Shadow Service, plus sm_import tool</text:p>
        </text:list-item>
        <text:list-item>
          <text:p text:style-name="P15">shadowmanager-cli (??)</text:p>
        </text:list-item>
        <text:list-item>
          <text:p text:style-name="P15">Cobbler (shadowmanager-backend requires cobbler)</text:p>
        </text:list-item>
        <text:list-item>
          <text:p text:style-name="P15">shadowmanager-puppet-node-tool (unless this is merged in with another rpm)</text:p>
        </text:list-item>
        <text:list-item>
          <text:p text:style-name="P15">Others? </text:p>
        </text:list-item>
      </text:list>
      <text:p text:style-name="Text_20_body"/>
      <text:p text:style-name="Text_20_body">MISC:</text:p>
      <text:p text:style-name="Text_20_body"/>
      <text:p text:style-name="Text_20_body">NODE RPMS:</text:p>
      <text:list text:style-name="L4">
        <text:list-item text:start-value="1">
          <text:p text:style-name="P15">shadowmanager-nodes:</text:p>
          <text:list>
            <text:list-item>
              <text:p text:style-name="P15">Node Daemon</text:p>
            </text:list-item>
            <text:list-item>
              <text:p text:style-name="P15">sm_register</text:p>
            </text:list-item>
            <text:list-item>
              <text:p text:style-name="P15">Requires: <text:s/>Puppet</text:p>
            </text:list-item>
          </text:list>
        </text:list-item>
      </text:list>
      <text:p text:style-name="Text_20_body"/>
      <text:p text:style-name="Text_20_body"/>
      <text:p text:style-name="Text_20_body">Note that shadowmanager-backend will have some manual post-install configuration that will be required. <text:s/>The rest shouldn't need it.</text:p>
      <text:p text:style-name="Text_20_body"/>
      <text:p text:style-name="Text_20_body"/>
      <text:h text:style-name="P6" text:outline-level="2">Documentation</text:h>
      <text:p text:style-name="Text_20_body"/>
      <text:p text:style-name="Text_20_body">ShadowManager really needs to come with a guide/whitepaper on how to use it.</text:p>
      <text:p text:style-name="Text_20_body"/>
      <text:p text:style-name="Text_20_body">We also will need to author some solid API docs, once that stabilizes.</text:p>
      <text:p text:style-name="Text_20_body"/>
      <text:p text:style-name="Text_20_body">Also, docs on how to create appliances and the best practices used in doing so.</text:p>
      <text:h text:style-name="P6" text:outline-level="2">Phase 2</text:h>
      <text:p text:style-name="P7"/>
      <text:p text:style-name="P7">Monitoring and unified configuration are items that will be handled at a later release of SM, not for the initial version.</text:p>
      <text:p text:style-name="P7"/>
      <text:p text:style-name="P7">Same goes for fancy SLA based migration and so forth.</text:p>
      <text:p text:style-name="P7"/>
      <text:h text:style-name="Heading_20_2" text:outline-level="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6T13:41:15</meta:creation-date>
    <dc:date>2007-02-03T00:05:40</dc:date>
    <dc:language>en-US</dc:language>
    <meta:editing-cycles>15</meta:editing-cycles>
    <meta:editing-duration>PT1H16M23S</meta:editing-duration>
    <meta:user-defined meta:name="Info 1"/>
    <meta:user-defined meta:name="Info 2"/>
    <meta:user-defined meta:name="Info 3"/>
    <meta:user-defined meta:name="Info 4"/>
    <meta:document-statistic meta:table-count="0" meta:image-count="0" meta:object-count="0" meta:page-count="16" meta:paragraph-count="119" meta:word-count="2016" meta:character-count="12498"/>
  </office:meta>
</office:document-meta>
</file>